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2.00pt" fo:font-weight="normal" fo:font-family="Verdana" style:font-family-asian="Verdana" style:font-family-complex="Verdana" fo:background-color="transparent" fo:color="#ff0000" fo:font-style="italic"/>
    </style:style>
    <style:style style:name="T18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Übung Shellbefehle 2</text:span><text:span text:style-name="T2"><text:line-break/></text:span></text:p>
      <text:p text:style-name="P2"><text:span text:style-name="T3">Mit<text:s/></text:span><text:span text:style-name="T4">„</text:span><text:span text:style-name="T5">time“ (-Schalter) kann die Rechenzeit gemessen werden.<text:line-break/></text:span><text:a xlink:href="https://wiki.ubuntuusers.de/time/"><text:span text:style-name="T6">https://wiki.ubuntuusers.de/time/</text:span></text:a><text:span text:style-name="T7"/></text:p>
      <text:p text:style-name="P2"><text:span text:style-name="T8"><text:line-break/></text:span><text:span text:style-name="T9">1. Kopieren Sie eine Datei in Ihr Home-Verzeichnis und legen zwei zusätzliche Kopien davon an.<text:s/></text:span><text:span text:style-name="T10"><text:line-break/><text:line-break/><text:line-break/><text:line-break/></text:span><text:span text:style-name="T11">Führen Sie mit dem Befehl time Zeitmessungen für den Kompressionsvorgang durch (time befehl argument).</text:span></text:p>
      <text:p text:style-name="P2"><text:span text:style-name="T12"/></text:p>
      <text:p text:style-name="P2"><text:span text:style-name="T13">Komprimieren Sie die erste Kopie mit gzip:<text:line-break/></text:span></text:p>
      <text:p text:style-name="P2"><text:span text:style-name="T14"><text:line-break/><text:line-break/></text:span><text:span text:style-name="T15">Komprimieren Sie die zweite Kopie mit bzip2:</text:span><text:span text:style-name="T16"><text:line-break/><text:line-break/><text:line-break/></text:span><text:span text:style-name="T17"/></text:p>
      <text:p text:style-name="P2"><text:span text:style-name="T18">Vergleichen Sie die Dateigrößen und die verwendete Zeit:</text:span><text:span text:style-name="T19"><text:line-break/><text:line-break/></text:span></text:p>
      <text:p text:style-name="P2"><text:span text:style-name="T20">2. Erstellen Sie je ein komprimiertes Archiv aus den beiden Dateien aus Aufgabe 1.<text:line-break/></text:span></text:p>
      <text:p text:style-name="P2"><text:span text:style-name="T20">Ein mit gzip-komprimiertes Archiv:<text:line-break/></text:span><text:span text:style-name="T21"><text:line-break/><text:line-break/></text:span></text:p>
      <text:p text:style-name="P2"><text:span text:style-name="T22">Ein mit bzip2-komprimiertes Archiv:</text:span><text:span text:style-name="T23"><text:line-break/><text:line-break/><text:line-break/></text:span></text:p>
      <text:p text:style-name="P2"><text:span text:style-name="T24">3. Verschieben Sie die beiden Archive anschließend in das Verzeichnis /tmp/ und entpacken Sie diese dort.</text:span><text:span text:style-name="T25"><text:line-break/><text:line-break/></text:span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